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o create jar normally</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 -&gt; This scope is only used on a dependency of type pom in the &lt;dependencyManagement&gt; section. It indicates that the specified POM should be replaced with the dependencies in that POM's &lt;dependencyManagement&gt; section. </text:p>
                        <text:list>
                          <text:list-item>
                            <text:p>Since they are replaced, dependencies with a scope of import do not actually participate in limiting the transitivity of a dependency.</text:p>
                          </text:list-item>
                          <text:list-item>
                            <text:p><text:s/>Z imports the managed dependencies from both X and Y. However, both X and Y contain dependency a. Here, version 1.1 of a would be used since X is declared first and a is not declared in Z's dependencyManagement.</text:p>
                          </text:list-item>
                        </text:list>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 -&gt; This scope is similar to provided except that you have to provide the JAR which contains it explicitly. The artifact is always available and is not looked up in a repository.</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item>
                    <text:p>https://maven.apache.org/guides/introduction/introduction-to-dependency-mechanism.html</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item>
                    <text:p>http://maven.apache.org/guides/introduction/introduction-to-the-lifecycle.html#Built-in_Lifecycle_Bindings</text:p>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3" presentation:class="page"/>
          <draw:frame presentation:style-name="pr7"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presentation:placeholder="true">
          <draw:text-box/>
        </draw:frame>
        <draw:frame presentation:style-name="pr5" draw:layer="layout" svg:width="25.2cm" svg:height="16cm" svg:x="1.4cm" svg:y="4.6cm" presentation:class="outline" presentation:user-transformed="true">
          <draw:text-box>
            <text:list text:style-name="L2">
              <text:list-item>
                <text:p>Executing jar file</text:p>
                <text:list>
                  <text:list-item>
                    <text:p>java -cp foo.jar full.package.name.ClassName</text:p>
                  </text:list-item>
                  <text:list-item>
                    <text:p>java -jar &lt;jar-file-name&gt;.jar</text:p>
                    <text:list>
                      <text:list-item>
                        <text:p>You have to add a manifest to the jar, which tells the java runtime what the main class is. Create a file 'Manifest.mf' with the following content:</text:p>
                        <text:list>
                          <text:list-item>
                            <text:p>Manifest-Version: 1.0</text:p>
                          </text:list-item>
                          <text:list-item>
                            <text:p>Main-Class: your.programs.MainClass</text:p>
                          </text:list-item>
                        </text:list>
                      </text:list-item>
                      <text:list-item>
                        <text:p>Change 'your.programs.MainClass' to your actual main class. Now put the file into the Jar-file, in a subfolder named 'META-INF'. You can use any ZIP-utility for that.</text:p>
                      </text:list-item>
                    </text:list>
                  </text:list-item>
                  <text:list-item>
                    <text:p>mvn exec:java</text:p>
                    <text:list>
                      <text:list-item>
                        <text:p>Just use the exec-maven-plugin :</text:p>
                        <text:list>
                          <text:list-item>
                            <text:p>&lt;build&gt;</text:p>
                          </text:list-item>
                          <text:list-item>
                            <text:p><text:s text:c="4"/>&lt;plugins&gt;</text:p>
                          </text:list-item>
                          <text:list-item>
                            <text:p><text:s text:c="8"/>&lt;plugin&gt;</text:p>
                          </text:list-item>
                          <text:list-item>
                            <text:p><text:s text:c="12"/>&lt;groupId&gt;org.codehaus.mojo&lt;/groupId&gt;</text:p>
                          </text:list-item>
                          <text:list-item>
                            <text:p><text:s text:c="12"/>&lt;artifactId&gt;exec-maven-plugin&lt;/artifactId&gt;</text:p>
                          </text:list-item>
                          <text:list-item>
                            <text:p><text:s text:c="12"/>&lt;version&gt;1.2.1&lt;/version&gt;</text:p>
                          </text:list-item>
                          <text:list-item>
                            <text:p><text:s text:c="12"/>&lt;configuration&gt;</text:p>
                          </text:list-item>
                          <text:list-item>
                            <text:p><text:s text:c="16"/>&lt;mainClass&gt;com.example.Main&lt;/mainClass&gt;</text:p>
                          </text:list-item>
                          <text:list-item>
                            <text:p><text:s text:c="12"/>&lt;/configuration&gt;</text:p>
                          </text:list-item>
                          <text:list-item>
                            <text:p><text:s text:c="8"/>&lt;/plugin&gt;</text:p>
                          </text:list-item>
                          <text:list-item>
                            <text:p><text:s text:c="4"/>&lt;/plugins&gt;</text:p>
                          </text:list-item>
                          <text:list-item>
                            <text:p>&lt;/build&gt;</text:p>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7"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2.179cm" svg:x="1.4cm" svg:y="5.066cm" presentation:class="outlin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8"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18T12:17:20.593173966</dc:date>
    <meta:editing-duration>PT6H58M31S</meta:editing-duration>
    <meta:editing-cycles>114</meta:editing-cycles>
    <meta:generator>LibreOffice/4.2.8.2$Linux_X86_64 LibreOffice_project/420m0$Build-2</meta:generator>
    <meta:document-statistic meta:object-count="105"/>
  </office:meta>
</office:document-meta>
</file>